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I-powered predictions for pairing therapies with genetic trait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20:53:11.765000000</meta:creation-date>
    <dc:date>2024-10-25T20:56:35.724000000</dc:date>
    <meta:editing-duration>PT3M24S</meta:editing-duration>
    <meta:editing-cycles>1</meta:editing-cycles>
    <meta:document-statistic meta:table-count="0" meta:image-count="0" meta:object-count="0" meta:page-count="1" meta:paragraph-count="1" meta:word-count="8" meta:character-count="66" meta:non-whitespace-character-count="58"/>
    <meta:generator>LibreOffice/24.2.3.2$Windows_X86_64 LibreOffice_project/433d9c2ded56988e8a90e6b2e771ee4e6a5ab2ba</meta:generator>
  </office:meta>
</office:document-meta>
</file>